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andle</text:p>
          </table:table-cell>
          <table:table-cell office:value-type="string">
            <text:p>text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r5</text:p>
          </table:table-cell>
          <table:table-cell office:value-type="string">
            <text:p>r6</text:p>
          </table:table-cell>
          <table:table-cell office:value-type="string">
            <text:p>r7</text:p>
          </table:table-cell>
          <table:table-cell office:value-type="string">
            <text:p>r8</text:p>
          </table:table-cell>
          <table:table-cell office:value-type="string">
            <text:p>r9</text:p>
          </table:table-cell>
          <table:table-cell office:value-type="string">
            <text:p>r10</text:p>
          </table:table-cell>
        </table:table-row>
        <table:table-row>
          <table:table-cell office:value-type="string">
            <text:p>United</text:p>
          </table:table-cell>
          <table:table-cell office:value-type="string">
            <text:p>@united time to give up my 1K status and switch to @Delta - you are so terrible I can't even describe.</text:p>
          </table:table-cell>
          <table:table-cell office:value="2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I have the emails that they are on their way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@Delta Maybe? Long trip, Late Flight night &amp;amp; queues at baggage claims in two terminals, no good. I thought I paid for it 50$ instead.</text:p>
          </table:table-cell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Why haven't you issued a travel advisory for Charlotte Wednesday night and Thursday? 4-6 inches of snow.</text:p>
          </table:table-cell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I've been waiting for the callback for EIGHT HOURS. HOW MUCH LONGER?!</text:p>
          </table:table-cell>
          <table:table-cell office:value="3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#delayed again! You're killing me Late Flightly!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at what point in delays can I take a different flight to my destination?</text:p>
          </table:table-cell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really appreciate the great customer service... One of your service agents just hung up on me when asking legitimate questions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Virgin America</text:p>
          </table:table-cell>
          <table:table-cell office:value-type="string">
            <text:p>@VirginAmerica fav airline</text:p>
          </table:table-cell>
          <table:table-cell office:value="2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that's awesome! Love flying SWA!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had mom sit for 3 hours waiting for a flight they ultimately Cancelled Flighted to give her a Tuesday morning flight...no compensation. Ugh</text:p>
          </table:table-cell>
          <table:table-cell office:value="3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this is not a flight delay this is horrible planning on Jet Blue!!! #jetblue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t looks like a mistake</text:p>
          </table:table-cell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I'm trying to choose my seats but every time I go to the next flight I get system error</text:p>
          </table:table-cell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now the freezing bus is just doing circles?</text:p>
          </table:table-cell>
          <table:table-cell office:value="1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Thanks! He is.</text:p>
          </table:table-cell>
          <table:table-cell office:value="2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have been in call cue for 11 hours. No call yet. Wife in cue for 9 hours. <text:s/>Got a call but was hung up on.</text:p>
          </table:table-cell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b) I contacted you directly, and the phone service was Laissez Faire at best. <text:s/>The problem isn't a Cancelled Flightled a flight.</text:p>
          </table:table-cell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Landed an hour Late Flight from IND to DEN, and 40+ min Late Flightr, our bags are not here. Not cool.</text:p>
          </table:table-cell>
          <table:table-cell office:value="2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@Imaginedragons #DestinationDragons Any tix to spare? I wanna go see the show on Friday in LA with my friend @HayleyMad!</text:p>
          </table:table-cell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Your "Loyalty Team" basically flipped me off via phone, but thanks. Maybe Google "loyalty" and get back to me? ^LOL</text:p>
          </table:table-cell>
          <table:table-cell office:value="3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I figured the streaming wouldn't work per the TOS but just the @NASCAR site is taking longer than 5 minutes to load</text:p>
          </table:table-cell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thanks for ruined my vacation for having poorly maintained aircrafts that can’t fly safely out of STT. #UA1481 #Cancelled Flightledflight</text:p>
          </table:table-cell>
          <table:table-cell office:value="2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that's gotta be a new record: 4 hrs in the air, 11 hrs waiting and 0 bags delivered to destination.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all good, didn't die or anything. As they say "you get what you pay for"!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EWR ppl told me to call 1800#, have 2x/day since Monday. Still at layover loc. have that ref # tho. Any help appreciated.</text:p>
          </table:table-cell>
          <table:table-cell office:value="3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2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I ❤️ you! The only airline that understands us military families and our unpredictable changes. Pound it 👊</text:p>
          </table:table-cell>
          <table:table-cell office:value="3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Is there an issue with your website and logging on? (App too?) I know I am entering info correctly but cannot sign in! :(</text:p>
          </table:table-cell>
          <table:table-cell office:value="2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 usually like flying with you guys but $200 fee to use my credit seems ridiculous #notcool #exhorbitantfees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1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thank you!</text:p>
          </table:table-cell>
          <table:table-cell office:value="3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briughy me to @ComClassic, #AIF2015 &amp;amp; so much more with the #agcommunity</text:p>
          </table:table-cell>
          <table:table-cell office:value="2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thanks to O StBernard for taking time to read through page to find info as supervisor felt to insist tho I showed previous comm</text:p>
          </table:table-cell>
          <table:table-cell office:value="1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Educate Bohol is a 501(c)(3) w/all volunteer staff. I can help the kids or buy a plane ticket ...I can't do both. Can you help?</text:p>
          </table:table-cell>
          <table:table-cell office:value="2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you know it's bad when you're praying your connecting flight is delayed because of an hour delay on the first flight #JustGetMeHome</text:p>
          </table:table-cell>
          <table:table-cell office:value="2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&amp;amp; @AmericanAir what are your weight restrictions for carry on luggage? Can find measurements but not weight restrictions. TIA</text:p>
          </table:table-cell>
          <table:table-cell office:value="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he is so excellent and so reliable :) #happycustomer</text:p>
          </table:table-cell>
          <table:table-cell office:value="1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Will it be this year, do you think?</text:p>
          </table:table-cell>
          <table:table-cell office:value="1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thanks! Any idea when it will be resolved? I'd like to purchase my ticket!</text:p>
          </table:table-cell>
          <table:table-cell office:value="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flight for tomorrow morning Cancelled Flighted &amp;amp; can't seem to rebook me. They can't even get me a seat. No clear answer on why Cancelled Flighted.</text:p>
          </table:table-cell>
          <table:table-cell office:value="0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0" office:value-type="float"/>
          <table:table-cell office:value="0" office:value-type="float"/>
          <table:table-cell office:value="0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@PHLAirport always nice when a customer service manager threatens customers standing in his understaffed lines for the last hour</text:p>
          </table:table-cell>
          <table:table-cell office:value="0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2" office:value-type="float"/>
        </table:table-row>
        <table:table-row>
          <table:table-cell office:value-type="string">
            <text:p>US Airways</text:p>
          </table:table-cell>
          <table:table-cell office:value-type="string">
            <text:p>@USAirways just hung up on me again. <text:s/>Another waste of an hour of my time. <text:s/>How am I supposed to book a one way award flight? <text:s/>#badwebsite</text:p>
          </table:table-cell>
          <table:table-cell office:value="2" office:value-type="float"/>
          <table:table-cell office:value="0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2" office:value-type="float"/>
          <table:table-cell office:value="3" office:value-type="float"/>
          <table:table-cell office:value="0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Right. But more than two hours Late Flight, and it seems due to poor communication, which sounded like it was annoying on-plane staff</text:p>
          </table:table-cell>
          <table:table-cell office:value="0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3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Southwest is definitely my favorite airline to fly! :D</text:p>
          </table:table-cell>
          <table:table-cell office:value="0" office:value-type="float"/>
          <table:table-cell office:value="0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...she could not access seat map so she said she would note the upgrade in my itinerary and to call back Late Flightr...</text:p>
          </table:table-cell>
          <table:table-cell office:value="0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0" office:value-type="float"/>
          <table:table-cell office:value="1" office:value-type="float"/>
          <table:table-cell office:value="0" office:value-type="float"/>
          <table:table-cell office:value="1" office:value-type="float"/>
        </table:table-row>
        <table:table-row>
          <table:table-cell office:value-type="string">
            <text:p>American</text:p>
          </table:table-cell>
          <table:table-cell office:value-type="string">
            <text:p>@AmericanAir checked in at Des Moines, lay over in ORD, final destination Austin, Texas. <text:s/>Baggage was only checked to ORD.</text:p>
          </table:table-cell>
          <table:table-cell office:value="0" office:value-type="float"/>
          <table:table-cell office:value="2" office:value-type="float"/>
          <table:table-cell office:value="3" office:value-type="float"/>
          <table:table-cell office:value="0" office:value-type="float"/>
          <table:table-cell office:value="2" office:value-type="float"/>
          <table:table-cell office:value="3" office:value-type="float"/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my sister&amp;amp;brother in law need to get to Florida desperately flying w/ @USAirways is there anything you can do?</text:p>
          </table:table-cell>
          <table:table-cell office:value="3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2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In ORD, waited 20 min after crew members left before gate items came. Flight attendant sarcastically said good luck and walked away.</text:p>
          </table:table-cell>
          <table:table-cell office:value="1" office:value-type="float"/>
          <table:table-cell office:value="3" office:value-type="float"/>
          <table:table-cell office:value="1" office:value-type="float"/>
          <table:table-cell office:value="0" office:value-type="float"/>
          <table:table-cell office:value="2" office:value-type="float"/>
          <table:table-cell office:value="1" office:value-type="float"/>
          <table:table-cell office:value="3" office:value-type="float"/>
          <table:table-cell office:value="0" office:value-type="float"/>
          <table:table-cell office:value="3" office:value-type="float"/>
          <table:table-cell office:value="1" office:value-type="float"/>
        </table:table-row>
        <table:table-row>
          <table:table-cell office:value-type="string">
            <text:p>Southwest</text:p>
          </table:table-cell>
          <table:table-cell office:value-type="string">
            <text:p>@SouthwestAir On hold for 45 minutes trying to rebook a Cancelled Flightled flight with a companion ticket. Help?</text:p>
          </table:table-cell>
          <table:table-cell office:value="1" office:value-type="float"/>
          <table:table-cell office:value="3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2" office:value-type="float"/>
          <table:table-cell office:value="1" office:value-type="float"/>
          <table:table-cell office:value="2" office:value-type="float"/>
          <table:table-cell office:value="1" office:value-type="float"/>
          <table:table-cell office:value="3" office:value-type="float"/>
        </table:table-row>
        <table:table-row>
          <table:table-cell office:value-type="string">
            <text:p>Delta</text:p>
          </table:table-cell>
          <table:table-cell office:value-type="string">
            <text:p>@JetBlue of course !!!!</text:p>
          </table:table-cell>
          <table:table-cell office:value="0" office:value-type="float"/>
          <table:table-cell office:value="3" office:value-type="float"/>
          <table:table-cell office:value="0" office:value-type="float"/>
          <table:table-cell office:value="0" office:value-type="float"/>
          <table:table-cell office:value="3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United</text:p>
          </table:table-cell>
          <table:table-cell office:value-type="string">
            <text:p>@united his cell phone record needs to be checked to see who did conversed with. I trust the FAA can handle this better.</text:p>
          </table:table-cell>
          <table:table-cell office:value="0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3" office:value-type="float"/>
          <table:table-cell office:value="3" office:value-type="float"/>
          <table:table-cell office:value="1" office:value-type="float"/>
          <table:table-cell office:value="2" office:value-type="float"/>
          <table:table-cell office:value="2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1-31T11:46:07.359423</meta:creation-date>
    <dc:date>2023-01-31T11:46:07.383777</dc:date>
    <meta:generator>http://pypi.python.org/pypi/ezodf/0.1.0$Python3.10.9 (main, Dec  7 2022, 01:12:00) [GCC 9.4.0]</meta:generator>
    <meta:document-statistic/>
    <meta:editing-cycles>1</meta:editing-cycles>
  </office:meta>
</office:document-meta>
</file>